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ão otimizado" table:style-name="ta1">
        <table:shapes>
          <draw:frame draw:z-index="0" draw:style-name="gr1" draw:text-style-name="P1" svg:width="15.999cm" svg:height="8.999cm" svg:x="11.911cm" svg:y="18.294cm">
            <draw:object draw:notify-on-update-of-ranges="'não otimizado'.A15:'não otimizado'.A26 'não otimizado'.B15:'não otimizado'.B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1.847cm" svg:y="0cm">
            <draw:object draw:notify-on-update-of-ranges="'não otimizado'.A2:'não otimizado'.A13 'não otimizado'.B2:'não otimizado'.B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5cm" svg:x="27.742cm" svg:y="8.929cm">
            <draw:object draw:notify-on-update-of-ranges="'não otimizado'.A28:'não otimizado'.A39 'não otimizado'.B28:'não otimizado'.B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.01cm" svg:height="8.996cm" svg:x="28.292cm" svg:y="18.271cm">
            <draw:object draw:notify-on-update-of-ranges="'não otimizado'.A41:'não otimizado'.A52 'não otimizado'.B41:'não otimizado'.B5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6.009cm" svg:height="8.996cm" svg:x="11.906cm" svg:y="8.997cm">
            <draw:object draw:notify-on-update-of-ranges="'não otimizado'.A54:'não otimizado'.A65 'não otimizado'.B54:'não otimizado'.B6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6.01cm" svg:height="8.996cm" svg:x="27.607cm" svg:y="0cm">
            <draw:object draw:notify-on-update-of-ranges="'não otimizado'.A67:'não otimizado'.A78 'não otimizado'.B67:'não otimizado'.B7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32.808cm" svg:height="10.178cm" svg:x="11.595cm" svg:y="27.649cm">
            <draw:object draw:notify-on-update-of-ranges="'não otimizado'.A2:'não otimizado'.A78 'não otimizado'.B2:'não otimizado'.B7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roc</text:p>
          </table:table-cell>
          <table:table-cell office:value-type="string" calcext:value-type="string">
            <text:p>tempo ms</text:p>
          </table:table-cell>
          <table:table-cell office:value-type="string" calcext:value-type="string">
            <text:p>função</text:p>
          </table:table-cell>
          <table:table-cell office:value-type="string" calcext:value-type="string">
            <text:p>paralelo?</text:p>
          </table:table-cell>
          <table:table-cell office:value-type="string" calcext:value-type="string">
            <text:p>dividindo core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1.23" calcext:value-type="float">
            <text:p>1011,23</text:p>
          </table:table-cell>
          <table:table-cell office:value-type="string" calcext:value-type="string">
            <text:p>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1.834" calcext:value-type="float">
            <text:p>991,834</text:p>
          </table:table-cell>
          <table:table-cell office:value-type="string" calcext:value-type="string">
            <text:p>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7.76" calcext:value-type="float">
            <text:p>997,76</text:p>
          </table:table-cell>
          <table:table-cell office:value-type="string" calcext:value-type="string">
            <text:p>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5.392" calcext:value-type="float">
            <text:p>935,392</text:p>
          </table:table-cell>
          <table:table-cell office:value-type="string" calcext:value-type="string">
            <text:p>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5.686" calcext:value-type="float">
            <text:p>505,686</text:p>
          </table:table-cell>
          <table:table-cell office:value-type="string" calcext:value-type="string">
            <text:p>accu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9.818" calcext:value-type="float">
            <text:p>519,818</text:p>
          </table:table-cell>
          <table:table-cell office:value-type="string" calcext:value-type="string">
            <text:p>accu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5.587" calcext:value-type="float">
            <text:p>955,587</text:p>
          </table:table-cell>
          <table:table-cell office:value-type="string" calcext:value-type="string">
            <text:p>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3.456" calcext:value-type="float">
            <text:p>963,456</text:p>
          </table:table-cell>
          <table:table-cell office:value-type="string" calcext:value-type="string">
            <text:p>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9.623" calcext:value-type="float">
            <text:p>499,623</text:p>
          </table:table-cell>
          <table:table-cell office:value-type="string" calcext:value-type="string">
            <text:p>accum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87.38" calcext:value-type="float">
            <text:p>3887,38</text:p>
          </table:table-cell>
          <table:table-cell office:value-type="string" calcext:value-type="string">
            <text:p>sin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67.12" calcext:value-type="float">
            <text:p>4067,12</text:p>
          </table:table-cell>
          <table:table-cell office:value-type="string" calcext:value-type="string">
            <text:p>sin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19.31" calcext:value-type="float">
            <text:p>3819,31</text:p>
          </table:table-cell>
          <table:table-cell office:value-type="string" calcext:value-type="string">
            <text:p>sin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18.82" calcext:value-type="float">
            <text:p>4018,82</text:p>
          </table:table-cell>
          <table:table-cell office:value-type="string" calcext:value-type="string">
            <text:p>sin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91.25" calcext:value-type="float">
            <text:p>2291,25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5.87" calcext:value-type="float">
            <text:p>2305,87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77.27" calcext:value-type="float">
            <text:p>3877,27</text:p>
          </table:table-cell>
          <table:table-cell office:value-type="string" calcext:value-type="string">
            <text:p>sin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16.51" calcext:value-type="float">
            <text:p>3816,51</text:p>
          </table:table-cell>
          <table:table-cell office:value-type="string" calcext:value-type="string">
            <text:p>sin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80.54" calcext:value-type="float">
            <text:p>2280,54</text:p>
          </table:table-cell>
          <table:table-cell office:value-type="string" calcext:value-type="string">
            <text:p>sin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4.21" calcext:value-type="float">
            <text:p>1434,21</text:p>
          </table:table-cell>
          <table:table-cell office:value-type="string" calcext:value-type="string">
            <text:p>fpchurn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3.35" calcext:value-type="float">
            <text:p>1473,35</text:p>
          </table:table-cell>
          <table:table-cell office:value-type="string" calcext:value-type="string">
            <text:p>fpchurn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4.68" calcext:value-type="float">
            <text:p>1424,68</text:p>
          </table:table-cell>
          <table:table-cell office:value-type="string" calcext:value-type="string">
            <text:p>fpchurn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1.11" calcext:value-type="float">
            <text:p>1451,11</text:p>
          </table:table-cell>
          <table:table-cell office:value-type="string" calcext:value-type="string">
            <text:p>fpchurn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8.09" calcext:value-type="float">
            <text:p>1028,09</text:p>
          </table:table-cell>
          <table:table-cell office:value-type="string" calcext:value-type="string">
            <text:p>fpchur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6.09" calcext:value-type="float">
            <text:p>1026,09</text:p>
          </table:table-cell>
          <table:table-cell office:value-type="string" calcext:value-type="string">
            <text:p>fpchur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2.61" calcext:value-type="float">
            <text:p>1382,61</text:p>
          </table:table-cell>
          <table:table-cell office:value-type="string" calcext:value-type="string">
            <text:p>fpchurn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74.81" calcext:value-type="float">
            <text:p>1374,81</text:p>
          </table:table-cell>
          <table:table-cell office:value-type="string" calcext:value-type="string">
            <text:p>fpchurn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2.77" calcext:value-type="float">
            <text:p>1022,77</text:p>
          </table:table-cell>
          <table:table-cell office:value-type="string" calcext:value-type="string">
            <text:p>fpchurn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84.89" calcext:value-type="float">
            <text:p>2984,89</text:p>
          </table:table-cell>
          <table:table-cell office:value-type="string" calcext:value-type="string">
            <text:p>std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97.16" calcext:value-type="float">
            <text:p>2997,16</text:p>
          </table:table-cell>
          <table:table-cell office:value-type="string" calcext:value-type="string">
            <text:p>std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70.18" calcext:value-type="float">
            <text:p>2770,18</text:p>
          </table:table-cell>
          <table:table-cell office:value-type="string" calcext:value-type="string">
            <text:p>std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97.71" calcext:value-type="float">
            <text:p>2797,71</text:p>
          </table:table-cell>
          <table:table-cell office:value-type="string" calcext:value-type="string">
            <text:p>std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8.28" calcext:value-type="float">
            <text:p>1358,28</text:p>
          </table:table-cell>
          <table:table-cell office:value-type="string" calcext:value-type="string">
            <text:p>stdaccu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1.75" calcext:value-type="float">
            <text:p>1361,75</text:p>
          </table:table-cell>
          <table:table-cell office:value-type="string" calcext:value-type="string">
            <text:p>stdaccu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58.45" calcext:value-type="float">
            <text:p>2758,45</text:p>
          </table:table-cell>
          <table:table-cell office:value-type="string" calcext:value-type="string">
            <text:p>std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45.79" calcext:value-type="float">
            <text:p>2745,79</text:p>
          </table:table-cell>
          <table:table-cell office:value-type="string" calcext:value-type="string">
            <text:p>std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1.75" calcext:value-type="float">
            <text:p>1321,75</text:p>
          </table:table-cell>
          <table:table-cell office:value-type="string" calcext:value-type="string">
            <text:p>stdaccum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8.32" calcext:value-type="float">
            <text:p>1048,32</text:p>
          </table:table-cell>
          <table:table-cell office:value-type="string" calcext:value-type="string">
            <text:p>unroll4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6.88" calcext:value-type="float">
            <text:p>1016,88</text:p>
          </table:table-cell>
          <table:table-cell office:value-type="string" calcext:value-type="string">
            <text:p>unroll4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4.77" calcext:value-type="float">
            <text:p>1044,77</text:p>
          </table:table-cell>
          <table:table-cell office:value-type="string" calcext:value-type="string">
            <text:p>unroll4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3.7" calcext:value-type="float">
            <text:p>1003,7</text:p>
          </table:table-cell>
          <table:table-cell office:value-type="string" calcext:value-type="string">
            <text:p>unroll4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9.263" calcext:value-type="float">
            <text:p>499,263</text:p>
          </table:table-cell>
          <table:table-cell office:value-type="string" calcext:value-type="string">
            <text:p>unroll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.264" calcext:value-type="float">
            <text:p>500,264</text:p>
          </table:table-cell>
          <table:table-cell office:value-type="string" calcext:value-type="string">
            <text:p>unroll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8.295" calcext:value-type="float">
            <text:p>988,295</text:p>
          </table:table-cell>
          <table:table-cell office:value-type="string" calcext:value-type="string">
            <text:p>unroll4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3.72" calcext:value-type="float">
            <text:p>1003,72</text:p>
          </table:table-cell>
          <table:table-cell office:value-type="string" calcext:value-type="string">
            <text:p>unroll4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2.555" calcext:value-type="float">
            <text:p>482,555</text:p>
          </table:table-cell>
          <table:table-cell office:value-type="string" calcext:value-type="string">
            <text:p>unroll4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0.868" calcext:value-type="float">
            <text:p>850,868</text:p>
          </table:table-cell>
          <table:table-cell office:value-type="string" calcext:value-type="string">
            <text:p>unroll8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6.963" calcext:value-type="float">
            <text:p>876,963</text:p>
          </table:table-cell>
          <table:table-cell office:value-type="string" calcext:value-type="string">
            <text:p>unroll8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2.149" calcext:value-type="float">
            <text:p>822,149</text:p>
          </table:table-cell>
          <table:table-cell office:value-type="string" calcext:value-type="string">
            <text:p>unroll8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7.217" calcext:value-type="float">
            <text:p>857,217</text:p>
          </table:table-cell>
          <table:table-cell office:value-type="string" calcext:value-type="string">
            <text:p>unroll8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4.428" calcext:value-type="float">
            <text:p>444,428</text:p>
          </table:table-cell>
          <table:table-cell office:value-type="string" calcext:value-type="string">
            <text:p>unroll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0.217" calcext:value-type="float">
            <text:p>450,217</text:p>
          </table:table-cell>
          <table:table-cell office:value-type="string" calcext:value-type="string">
            <text:p>unroll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9.093" calcext:value-type="float">
            <text:p>829,093</text:p>
          </table:table-cell>
          <table:table-cell office:value-type="string" calcext:value-type="string">
            <text:p>unroll8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6.173" calcext:value-type="float">
            <text:p>816,173</text:p>
          </table:table-cell>
          <table:table-cell office:value-type="string" calcext:value-type="string">
            <text:p>unroll8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8.294" calcext:value-type="float">
            <text:p>438,294</text:p>
          </table:table-cell>
          <table:table-cell office:value-type="string" calcext:value-type="string">
            <text:p>unroll8</text:p>
          </table:table-cell>
          <table:table-cell table:number-columns-repeated="2" office:value-type="string" calcext:value-type="string">
            <text:p>n</text:p>
          </table:table-cell>
        </table:table-row>
      </table:table>
      <table:table table:name="otimizado" table:style-name="ta1">
        <table:shapes>
          <draw:frame draw:z-index="0" draw:style-name="gr1" draw:text-style-name="P1" svg:width="15.999cm" svg:height="8.999cm" svg:x="12.109cm" svg:y="0.377cm">
            <draw:object draw:notify-on-update-of-ranges="otimizado.A2:otimizado.A13 otimizado.B2:otimizado.B1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28.293cm" svg:y="0.099cm">
            <draw:object draw:notify-on-update-of-ranges="otimizado.A15:otimizado.A26 otimizado.B15:otimizado.B2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.999cm" svg:height="8.999cm" svg:x="12.109cm" svg:y="9.762cm">
            <draw:object draw:notify-on-update-of-ranges="otimizado.A28:otimizado.A39 otimizado.B28:otimizado.B3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6.012cm" svg:height="8.996cm" svg:x="28.672cm" svg:y="9.83cm">
            <draw:object draw:notify-on-update-of-ranges="otimizado.A2:otimizado.A39 otimizado.B2:otimizado.B39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c</text:p>
          </table:table-cell>
          <table:table-cell office:value-type="string" calcext:value-type="string">
            <text:p>tempo ms</text:p>
          </table:table-cell>
          <table:table-cell office:value-type="string" calcext:value-type="string">
            <text:p>função</text:p>
          </table:table-cell>
          <table:table-cell office:value-type="string" calcext:value-type="string">
            <text:p>paralelo?</text:p>
          </table:table-cell>
          <table:table-cell office:value-type="string" calcext:value-type="string">
            <text:p>dividindo core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3.031" calcext:value-type="float">
            <text:p>173,031</text:p>
          </table:table-cell>
          <table:table-cell office:value-type="string" calcext:value-type="string">
            <text:p>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.896" calcext:value-type="float">
            <text:p>201,896</text:p>
          </table:table-cell>
          <table:table-cell office:value-type="string" calcext:value-type="string">
            <text:p>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4.829" calcext:value-type="float">
            <text:p>194,829</text:p>
          </table:table-cell>
          <table:table-cell office:value-type="string" calcext:value-type="string">
            <text:p>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.128" calcext:value-type="float">
            <text:p>179,128</text:p>
          </table:table-cell>
          <table:table-cell office:value-type="string" calcext:value-type="string">
            <text:p>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.963" calcext:value-type="float">
            <text:p>160,963</text:p>
          </table:table-cell>
          <table:table-cell office:value-type="string" calcext:value-type="string">
            <text:p>accu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.99" calcext:value-type="float">
            <text:p>161,99</text:p>
          </table:table-cell>
          <table:table-cell office:value-type="string" calcext:value-type="string">
            <text:p>accu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8.805" calcext:value-type="float">
            <text:p>168,805</text:p>
          </table:table-cell>
          <table:table-cell office:value-type="string" calcext:value-type="string">
            <text:p>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8.122" calcext:value-type="float">
            <text:p>168,122</text:p>
          </table:table-cell>
          <table:table-cell office:value-type="string" calcext:value-type="string">
            <text:p>accum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7.748" calcext:value-type="float">
            <text:p>157,748</text:p>
          </table:table-cell>
          <table:table-cell office:value-type="string" calcext:value-type="string">
            <text:p>accum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7.598" calcext:value-type="float">
            <text:p>147,598</text:p>
          </table:table-cell>
          <table:table-cell office:value-type="string" calcext:value-type="string">
            <text:p>unroll4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.177" calcext:value-type="float">
            <text:p>157,177</text:p>
          </table:table-cell>
          <table:table-cell office:value-type="string" calcext:value-type="string">
            <text:p>unroll4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.945" calcext:value-type="float">
            <text:p>155,945</text:p>
          </table:table-cell>
          <table:table-cell office:value-type="string" calcext:value-type="string">
            <text:p>unroll4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7.137" calcext:value-type="float">
            <text:p>137,137</text:p>
          </table:table-cell>
          <table:table-cell office:value-type="string" calcext:value-type="string">
            <text:p>unroll4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0582" calcext:value-type="float">
            <text:p>83,0582</text:p>
          </table:table-cell>
          <table:table-cell office:value-type="string" calcext:value-type="string">
            <text:p>unroll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.9221" calcext:value-type="float">
            <text:p>83,9221</text:p>
          </table:table-cell>
          <table:table-cell office:value-type="string" calcext:value-type="string">
            <text:p>unroll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.516" calcext:value-type="float">
            <text:p>113,516</text:p>
          </table:table-cell>
          <table:table-cell office:value-type="string" calcext:value-type="string">
            <text:p>unroll4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.464" calcext:value-type="float">
            <text:p>112,464</text:p>
          </table:table-cell>
          <table:table-cell office:value-type="string" calcext:value-type="string">
            <text:p>unroll4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.6363" calcext:value-type="float">
            <text:p>61,6363</text:p>
          </table:table-cell>
          <table:table-cell office:value-type="string" calcext:value-type="string">
            <text:p>unroll4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.003" calcext:value-type="float">
            <text:p>151,003</text:p>
          </table:table-cell>
          <table:table-cell office:value-type="string" calcext:value-type="string">
            <text:p>unroll8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.62" calcext:value-type="float">
            <text:p>160,62</text:p>
          </table:table-cell>
          <table:table-cell office:value-type="string" calcext:value-type="string">
            <text:p>unroll8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9.347" calcext:value-type="float">
            <text:p>159,347</text:p>
          </table:table-cell>
          <table:table-cell office:value-type="string" calcext:value-type="string">
            <text:p>unroll8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5.568" calcext:value-type="float">
            <text:p>135,568</text:p>
          </table:table-cell>
          <table:table-cell office:value-type="string" calcext:value-type="string">
            <text:p>unroll8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2705" calcext:value-type="float">
            <text:p>83,2705</text:p>
          </table:table-cell>
          <table:table-cell office:value-type="string" calcext:value-type="string">
            <text:p>unroll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.7811" calcext:value-type="float">
            <text:p>81,7811</text:p>
          </table:table-cell>
          <table:table-cell office:value-type="string" calcext:value-type="string">
            <text:p>unroll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.314" calcext:value-type="float">
            <text:p>113,314</text:p>
          </table:table-cell>
          <table:table-cell office:value-type="string" calcext:value-type="string">
            <text:p>unroll8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.598" calcext:value-type="float">
            <text:p>110,598</text:p>
          </table:table-cell>
          <table:table-cell office:value-type="string" calcext:value-type="string">
            <text:p>unroll8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.4725" calcext:value-type="float">
            <text:p>63,4725</text:p>
          </table:table-cell>
          <table:table-cell office:value-type="string" calcext:value-type="string">
            <text:p>unroll8</text:p>
          </table:table-cell>
          <table:table-cell table:number-columns-repeated="2"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17:33:25.1732686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go </meta:initial-creator>
    <meta:creation-date>2016-11-26T09:53:03.191962500</meta:creation-date>
    <dc:date>2016-11-26T11:33:07.592442464</dc:date>
    <dc:creator>Iago </dc:creator>
    <meta:editing-duration>PT1H34M27S</meta:editing-duration>
    <meta:editing-cycles>21</meta:editing-cycles>
    <meta:generator>LibreOffice/4.2.8.2$Linux_X86_64 LibreOffice_project/420m0$Build-2</meta:generator>
    <meta:document-statistic meta:table-count="2" meta:cell-count="415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244cm" svg:y="0.316cm" chart:style-name="ch2">
          <text:p>Tempo de execução (seno)</text:p>
        </chart:title>
        <chart:plot-area chart:style-name="ch3" chart:data-source-has-labels="both" svg:x="1.331cm" svg:y="1.301cm" svg:width="14.349cm" svg:height="6.538cm">
          <chartooo:coordinate-region svg:x="2.323cm" svg:y="1.5cm" svg:width="13.357cm" svg:height="5.692cm"/>
          <chart:axis chart:dimension="x" chart:name="primary-x" chart:style-name="ch4" chartooo:axis-type="auto">
            <chartooo:date-scale/>
            <chart:title svg:x="7.932cm" svg:y="8.019cm" chart:style-name="ch5">
              <text:p>Thread</text:p>
            </chart:title>
            <chart:categories table:cell-range-address="local-table.$A$2:.$A$13"/>
          </chart:axis>
          <chart:axis chart:dimension="y" chart:name="primary-y" chart:style-name="ch6">
            <chart:title svg:x="0.451cm" svg:y="5.619cm" chart:style-name="ch7">
              <text:p>Tempo em ms</text:p>
            </chart:title>
            <chart:grid chart:style-name="ch8" chart:class="major"/>
          </chart:axis>
          <chart:series chart:style-name="ch9" chart:values-cell-range-address="local-table.$B$2:.$B$13" chart:label-cell-address="local-table.$B$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sador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3887.38">
                <text:p>3887.3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067.12">
                <text:p>4067.1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819.31">
                <text:p>3819.3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018.82">
                <text:p>4018.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2291.25">
                <text:p>2291.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305.87">
                <text:p>2305.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3877.27">
                <text:p>3877.2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816.51">
                <text:p>3816.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2280.54">
                <text:p>2280.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3cm" svg:height="8.997cm" xlink:href=".." xlink:type="simple" chart:class="chart:bar" chart:style-name="ch1">
        <chart:title svg:x="5.952cm" svg:y="0.315cm" chart:style-name="ch2">
          <text:p>Tempo de execução</text:p>
        </chart:title>
        <chart:legend chart:legend-position="end" svg:x="13.856cm" svg:y="4.199cm" style:legend-expansion="high" chart:style-name="ch3"/>
        <chart:plot-area chart:style-name="ch4" table:cell-range-address="otimizado.A2:otimizado.B39" chart:data-source-has-labels="column" svg:x="1.331cm" svg:y="1.299cm" svg:width="12.205cm" svg:height="6.538cm">
          <chartooo:coordinate-region svg:x="2.138cm" svg:y="1.498cm" svg:width="11.398cm" svg:height="5.692cm"/>
          <chart:axis chart:dimension="x" chart:name="primary-x" chart:style-name="ch5" chartooo:axis-type="auto">
            <chartooo:date-scale/>
            <chart:title svg:x="5.643cm" svg:y="8.016cm" chart:style-name="ch6">
              <text:p>Accum / unroll4 / unroll8</text:p>
            </chart:title>
            <chart:categories table:cell-range-address="otimizado.A2:otimizado.A39"/>
          </chart:axis>
          <chart:axis chart:dimension="y" chart:name="primary-y" chart:style-name="ch7">
            <chart:title svg:x="0.451cm" svg:y="5.617cm" chart:style-name="ch8">
              <text:p>Tempo em ms</text:p>
            </chart:title>
            <chart:grid chart:style-name="ch9" chart:class="major"/>
          </chart:axis>
          <chart:series chart:style-name="ch10" chart:values-cell-range-address="otimizado.B2:otimizado.B39" chart:class="chart:bar">
            <chart:data-point chart:repeated="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otimizado.A2:otimizado.A39</svg:desc>
                </draw:g>
              </table:table-cell>
              <table:table-cell office:value-type="float" office:value="173.031">
                <text:p>173.031</text:p>
                <draw:g>
                  <svg:desc>otimizado.B2:otimizado.B3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01.896">
                <text:p>201.89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94.829">
                <text:p>194.82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128">
                <text:p>179.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60.963">
                <text:p>160.96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61.99">
                <text:p>161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68.805">
                <text:p>168.80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8.122">
                <text:p>168.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57.748">
                <text:p>157.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47.598">
                <text:p>147.59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57.177">
                <text:p>157.17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5.945">
                <text:p>155.94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7.137">
                <text:p>137.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83.0582">
                <text:p>83.058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83.9221">
                <text:p>83.9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13.516">
                <text:p>113.5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12.464">
                <text:p>112.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61.6363">
                <text:p>61.63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51.003">
                <text:p>151.00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60.62">
                <text:p>16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9.347">
                <text:p>159.34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5.568">
                <text:p>135.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83.2705">
                <text:p>83.270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81.7811">
                <text:p>81.7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13.314">
                <text:p>113.31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10.598">
                <text:p>110.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63.4725">
                <text:p>63.47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809cm" svg:height="10.179cm" xlink:href=".." xlink:type="simple" chart:class="chart:bar" chart:style-name="ch1">
        <chart:title svg:x="14.35cm" svg:y="0.339cm" chart:style-name="ch2">
          <text:p>Tempo de execução</text:p>
        </chart:title>
        <chart:plot-area chart:style-name="ch3" table:cell-range-address="'não otimizado'.A2:'não otimizado'.B78" chart:data-source-has-labels="column" svg:x="1.667cm" svg:y="1.347cm" svg:width="30.486cm" svg:height="7.648cm">
          <chartooo:coordinate-region svg:x="2.659cm" svg:y="1.546cm" svg:width="29.494cm" svg:height="6.802cm"/>
          <chart:axis chart:dimension="x" chart:name="primary-x" chart:style-name="ch4" chartooo:axis-type="auto">
            <chartooo:date-scale/>
            <chart:title svg:x="13.188cm" svg:y="9.198cm" chart:style-name="ch5">
              <text:p>accum / seno / fpchurn / stdaccum / unroll4 / unroll8</text:p>
            </chart:title>
            <chart:categories table:cell-range-address="'não otimizado'.A2:'não otimizado'.A78"/>
          </chart:axis>
          <chart:axis chart:dimension="y" chart:name="primary-y" chart:style-name="ch6">
            <chart:title svg:x="0.451cm" svg:y="6.22cm" chart:style-name="ch7">
              <text:p>Tempo em ms</text:p>
            </chart:title>
            <chart:grid chart:style-name="ch8" chart:class="major"/>
          </chart:axis>
          <chart:series chart:style-name="ch9" chart:values-cell-range-address="'não otimizado'.B2:'não otimizado'.B78" chart:class="chart:bar">
            <chart:data-point chart:repeated="7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não otimizado'.A2:'não otimizado'.A78</svg:desc>
                </draw:g>
              </table:table-cell>
              <table:table-cell office:value-type="float" office:value="1011.23">
                <text:p>1011.23</text:p>
                <draw:g>
                  <svg:desc>'não otimizado'.B2:'não otimizado'.B7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91.834">
                <text:p>991.83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97.76">
                <text:p>997.7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35.392">
                <text:p>935.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505.686">
                <text:p>505.68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19.818">
                <text:p>519.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955.587">
                <text:p>955.58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63.456">
                <text:p>963.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99.623">
                <text:p>499.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3887.38">
                <text:p>3887.3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067.12">
                <text:p>4067.1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819.31">
                <text:p>3819.3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018.82">
                <text:p>4018.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2291.25">
                <text:p>2291.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305.87">
                <text:p>2305.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3877.27">
                <text:p>3877.2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816.51">
                <text:p>3816.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2280.54">
                <text:p>2280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434.21">
                <text:p>1434.2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473.35">
                <text:p>1473.3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424.68">
                <text:p>1424.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51.11">
                <text:p>1451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28.09">
                <text:p>1028.0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026.09">
                <text:p>1026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382.61">
                <text:p>1382.6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74.81">
                <text:p>1374.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22.77">
                <text:p>1022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2984.89">
                <text:p>2984.8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997.16">
                <text:p>2997.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770.18">
                <text:p>2770.1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797.71">
                <text:p>2797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358.28">
                <text:p>1358.2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361.75">
                <text:p>1361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2758.45">
                <text:p>2758.4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745.79">
                <text:p>2745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321.75">
                <text:p>1321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48.32">
                <text:p>1048.3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016.88">
                <text:p>1016.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44.77">
                <text:p>1044.7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03.7">
                <text:p>1003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99.263">
                <text:p>499.26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00.264">
                <text:p>500.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988.295">
                <text:p>988.29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03.72">
                <text:p>1003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82.555">
                <text:p>482.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850.868">
                <text:p>850.86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876.963">
                <text:p>876.96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22.149">
                <text:p>822.14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57.217">
                <text:p>857.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44.428">
                <text:p>444.42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50.217">
                <text:p>450.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829.093">
                <text:p>829.09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16.173">
                <text:p>816.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38.294">
                <text:p>438.29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7cm" svg:y="0.316cm" chart:style-name="ch2">
          <text:p>Tempo de execução (acumulador)</text:p>
        </chart:title>
        <chart:plot-area chart:style-name="ch3" table:cell-range-address="'não otimizado'.A2:'não otimizado'.B13" chart:data-source-has-labels="column" svg:x="1.331cm" svg:y="1.301cm" svg:width="14.349cm" svg:height="6.538cm">
          <chartooo:coordinate-region svg:x="2.323cm" svg:y="1.5cm" svg:width="13.357cm" svg:height="5.692cm"/>
          <chart:axis chart:dimension="x" chart:name="primary-x" chart:style-name="ch4" chartooo:axis-type="auto">
            <chartooo:date-scale/>
            <chart:title svg:x="7.932cm" svg:y="8.019cm" chart:style-name="ch5">
              <text:p>Thread</text:p>
            </chart:title>
            <chart:categories table:cell-range-address="'não otimizado'.A2:'não otimizado'.A13"/>
          </chart:axis>
          <chart:axis chart:dimension="y" chart:name="primary-y" chart:style-name="ch6">
            <chart:title svg:x="0.451cm" svg:y="5.619cm" chart:style-name="ch7">
              <text:p>Tempo em ms</text:p>
            </chart:title>
            <chart:grid chart:style-name="ch8" chart:class="major"/>
          </chart:axis>
          <chart:series chart:style-name="ch9" chart:values-cell-range-address="'não otimizado'.B2:'não otimizado'.B13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não otimizado'.A2:'não otimizado'.A13</svg:desc>
                </draw:g>
              </table:table-cell>
              <table:table-cell office:value-type="float" office:value="1011.23">
                <text:p>1011.23</text:p>
                <draw:g>
                  <svg:desc>'não otimizado'.B2:'não otimizado'.B1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91.834">
                <text:p>991.83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97.76">
                <text:p>997.7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35.392">
                <text:p>935.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505.686">
                <text:p>505.68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19.818">
                <text:p>519.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955.587">
                <text:p>955.58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63.456">
                <text:p>963.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99.623">
                <text:p>499.6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979cm" svg:y="0.316cm" chart:style-name="ch2">
          <text:p>Tempo de execução (fpchurn)</text:p>
        </chart:title>
        <chart:plot-area chart:style-name="ch3" table:cell-range-address="'não otimizado'.A28:'não otimizado'.B39" chart:data-source-has-labels="column" svg:x="1.33cm" svg:y="1.301cm" svg:width="14.349cm" svg:height="6.544cm">
          <chartooo:coordinate-region svg:x="2.322cm" svg:y="1.5cm" svg:width="13.357cm" svg:height="5.698cm"/>
          <chart:axis chart:dimension="x" chart:name="primary-x" chart:style-name="ch4" chartooo:axis-type="auto">
            <chartooo:date-scale/>
            <chart:title svg:x="7.931cm" svg:y="8.025cm" chart:style-name="ch5">
              <text:p>Thread</text:p>
            </chart:title>
            <chart:categories table:cell-range-address="'não otimizado'.A28:'não otimizado'.A39"/>
          </chart:axis>
          <chart:axis chart:dimension="y" chart:name="primary-y" chart:style-name="ch6">
            <chart:title svg:x="0.451cm" svg:y="5.622cm" chart:style-name="ch7">
              <text:p>Tempo em ms</text:p>
            </chart:title>
            <chart:grid chart:style-name="ch8" chart:class="major"/>
          </chart:axis>
          <chart:series chart:style-name="ch9" chart:values-cell-range-address="'não otimizado'.B28:'não otimizado'.B39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não otimizado'.A28:'não otimizado'.A39</svg:desc>
                </draw:g>
              </table:table-cell>
              <table:table-cell office:value-type="float" office:value="1434.21">
                <text:p>1434.21</text:p>
                <draw:g>
                  <svg:desc>'não otimizado'.B28:'não otimizado'.B3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473.35">
                <text:p>1473.3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424.68">
                <text:p>1424.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51.11">
                <text:p>1451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28.09">
                <text:p>1028.0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026.09">
                <text:p>1026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382.61">
                <text:p>1382.6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74.81">
                <text:p>1374.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22.77">
                <text:p>1022.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bar" chart:style-name="ch1">
        <chart:title svg:x="4.76cm" svg:y="0.315cm" chart:style-name="ch2">
          <text:p>Tempo de execução (stdaccum)</text:p>
        </chart:title>
        <chart:plot-area chart:style-name="ch3" table:cell-range-address="'não otimizado'.A41:'não otimizado'.B52" chart:data-source-has-labels="column" svg:x="1.331cm" svg:y="1.299cm" svg:width="14.36cm" svg:height="6.538cm">
          <chartooo:coordinate-region svg:x="2.323cm" svg:y="1.498cm" svg:width="13.368cm" svg:height="5.692cm"/>
          <chart:axis chart:dimension="x" chart:name="primary-x" chart:style-name="ch4" chartooo:axis-type="auto">
            <chartooo:date-scale/>
            <chart:title svg:x="7.938cm" svg:y="8.016cm" chart:style-name="ch5">
              <text:p>Thread</text:p>
            </chart:title>
            <chart:categories table:cell-range-address="'não otimizado'.A41:'não otimizado'.A52"/>
          </chart:axis>
          <chart:axis chart:dimension="y" chart:name="primary-y" chart:style-name="ch6">
            <chart:title svg:x="0.451cm" svg:y="5.617cm" chart:style-name="ch7">
              <text:p>Tempo em ms</text:p>
            </chart:title>
            <chart:grid chart:style-name="ch8" chart:class="major"/>
          </chart:axis>
          <chart:series chart:style-name="ch9" chart:values-cell-range-address="'não otimizado'.B41:'não otimizado'.B52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não otimizado'.A41:'não otimizado'.A52</svg:desc>
                </draw:g>
              </table:table-cell>
              <table:table-cell office:value-type="float" office:value="2984.89">
                <text:p>2984.89</text:p>
                <draw:g>
                  <svg:desc>'não otimizado'.B41:'não otimizado'.B5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997.16">
                <text:p>2997.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770.18">
                <text:p>2770.1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797.71">
                <text:p>2797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358.28">
                <text:p>1358.2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361.75">
                <text:p>1361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2758.45">
                <text:p>2758.4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745.79">
                <text:p>2745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321.75">
                <text:p>1321.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8.997cm" xlink:href=".." xlink:type="simple" chart:class="chart:bar" chart:style-name="ch1">
        <chart:title svg:x="5.064cm" svg:y="0.315cm" chart:style-name="ch2">
          <text:p>Tempo de execução (unroll4)</text:p>
        </chart:title>
        <chart:plot-area chart:style-name="ch3" table:cell-range-address="'não otimizado'.A54:'não otimizado'.B65" chart:data-source-has-labels="column" svg:x="1.331cm" svg:y="1.299cm" svg:width="14.359cm" svg:height="6.538cm">
          <chartooo:coordinate-region svg:x="2.323cm" svg:y="1.498cm" svg:width="13.367cm" svg:height="5.692cm"/>
          <chart:axis chart:dimension="x" chart:name="primary-x" chart:style-name="ch4" chartooo:axis-type="auto">
            <chartooo:date-scale/>
            <chart:title svg:x="7.937cm" svg:y="8.016cm" chart:style-name="ch5">
              <text:p>Thread</text:p>
            </chart:title>
            <chart:categories table:cell-range-address="'não otimizado'.A54:'não otimizado'.A65"/>
          </chart:axis>
          <chart:axis chart:dimension="y" chart:name="primary-y" chart:style-name="ch6">
            <chart:title svg:x="0.451cm" svg:y="5.617cm" chart:style-name="ch7">
              <text:p>Tempo em ms</text:p>
            </chart:title>
            <chart:grid chart:style-name="ch8" chart:class="major"/>
          </chart:axis>
          <chart:series chart:style-name="ch9" chart:values-cell-range-address="'não otimizado'.B54:'não otimizado'.B65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não otimizado'.A54:'não otimizado'.A65</svg:desc>
                </draw:g>
              </table:table-cell>
              <table:table-cell office:value-type="float" office:value="1048.32">
                <text:p>1048.32</text:p>
                <draw:g>
                  <svg:desc>'não otimizado'.B54:'não otimizado'.B6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016.88">
                <text:p>1016.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44.77">
                <text:p>1044.7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03.7">
                <text:p>1003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99.263">
                <text:p>499.26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00.264">
                <text:p>500.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988.295">
                <text:p>988.29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03.72">
                <text:p>1003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82.555">
                <text:p>482.5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bar" chart:style-name="ch1">
        <chart:title svg:x="5.064cm" svg:y="0.315cm" chart:style-name="ch2">
          <text:p>Tempo de execução (unroll8)</text:p>
        </chart:title>
        <chart:plot-area chart:style-name="ch3" table:cell-range-address="'não otimizado'.A67:'não otimizado'.B78" chart:data-source-has-labels="column" svg:x="1.331cm" svg:y="1.299cm" svg:width="14.36cm" svg:height="6.538cm">
          <chartooo:coordinate-region svg:x="2.323cm" svg:y="1.498cm" svg:width="13.368cm" svg:height="5.692cm"/>
          <chart:axis chart:dimension="x" chart:name="primary-x" chart:style-name="ch4" chartooo:axis-type="auto">
            <chartooo:date-scale/>
            <chart:title svg:x="7.938cm" svg:y="8.016cm" chart:style-name="ch5">
              <text:p>Thread</text:p>
            </chart:title>
            <chart:categories table:cell-range-address="'não otimizado'.A67:'não otimizado'.A78"/>
          </chart:axis>
          <chart:axis chart:dimension="y" chart:name="primary-y" chart:style-name="ch6">
            <chart:title svg:x="0.451cm" svg:y="5.617cm" chart:style-name="ch7">
              <text:p>Tempo em ms</text:p>
            </chart:title>
            <chart:grid chart:style-name="ch8" chart:class="major"/>
          </chart:axis>
          <chart:series chart:style-name="ch9" chart:values-cell-range-address="'não otimizado'.B67:'não otimizado'.B78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não otimizado'.A67:'não otimizado'.A78</svg:desc>
                </draw:g>
              </table:table-cell>
              <table:table-cell office:value-type="float" office:value="850.868">
                <text:p>850.868</text:p>
                <draw:g>
                  <svg:desc>'não otimizado'.B67:'não otimizado'.B7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876.963">
                <text:p>876.96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22.149">
                <text:p>822.14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57.217">
                <text:p>857.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44.428">
                <text:p>444.42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50.217">
                <text:p>450.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829.093">
                <text:p>829.09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16.173">
                <text:p>816.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38.294">
                <text:p>438.29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59cm" svg:y="0.316cm" chart:style-name="ch2">
          <text:p>Tempo de execução (accum)</text:p>
        </chart:title>
        <chart:plot-area chart:style-name="ch3" table:cell-range-address="otimizado.A2:otimizado.B13" chart:data-source-has-labels="column" svg:x="1.331cm" svg:y="1.301cm" svg:width="14.349cm" svg:height="6.538cm">
          <chartooo:coordinate-region svg:x="2.138cm" svg:y="1.5cm" svg:width="13.542cm" svg:height="5.692cm"/>
          <chart:axis chart:dimension="x" chart:name="primary-x" chart:style-name="ch4" chartooo:axis-type="auto">
            <chartooo:date-scale/>
            <chart:title svg:x="7.932cm" svg:y="8.019cm" chart:style-name="ch5">
              <text:p>Thread</text:p>
            </chart:title>
            <chart:categories table:cell-range-address="otimizado.A2:otimizado.A13"/>
          </chart:axis>
          <chart:axis chart:dimension="y" chart:name="primary-y" chart:style-name="ch6">
            <chart:title svg:x="0.451cm" svg:y="5.619cm" chart:style-name="ch7">
              <text:p>Tempo em ms</text:p>
            </chart:title>
            <chart:grid chart:style-name="ch8" chart:class="major"/>
          </chart:axis>
          <chart:series chart:style-name="ch9" chart:values-cell-range-address="otimizado.B2:otimizado.B13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otimizado.A2:otimizado.A13</svg:desc>
                </draw:g>
              </table:table-cell>
              <table:table-cell office:value-type="float" office:value="173.031">
                <text:p>173.031</text:p>
                <draw:g>
                  <svg:desc>otimizado.B2:otimizado.B1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01.896">
                <text:p>201.89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94.829">
                <text:p>194.82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128">
                <text:p>179.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60.963">
                <text:p>160.96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61.99">
                <text:p>161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68.805">
                <text:p>168.80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8.122">
                <text:p>168.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57.748">
                <text:p>157.7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59cm" svg:y="0.316cm" chart:style-name="ch2">
          <text:p>Tempo de execução (unroll4)</text:p>
        </chart:title>
        <chart:plot-area chart:style-name="ch3" table:cell-range-address="otimizado.A15:otimizado.B26" chart:data-source-has-labels="column" svg:x="0.32cm" svg:y="1.301cm" svg:width="15.36cm" svg:height="7.519cm">
          <chartooo:coordinate-region svg:x="1.127cm" svg:y="1.5cm" svg:width="14.553cm" svg:height="6.673cm"/>
          <chart:axis chart:dimension="x" chart:name="primary-x" chart:style-name="ch4" chartooo:axis-type="auto">
            <chartooo:date-scale/>
            <chart:categories table:cell-range-address="otimizado.A15:otimizado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timizado.B15:otimizado.B26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otimizado.A15:otimizado.A26</svg:desc>
                </draw:g>
              </table:table-cell>
              <table:table-cell office:value-type="float" office:value="147.598">
                <text:p>147.598</text:p>
                <draw:g>
                  <svg:desc>otimizado.B15:otimizado.B2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57.177">
                <text:p>157.17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5.945">
                <text:p>155.94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7.137">
                <text:p>137.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83.0582">
                <text:p>83.058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83.9221">
                <text:p>83.9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13.516">
                <text:p>113.5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12.464">
                <text:p>112.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61.6363">
                <text:p>61.63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59cm" svg:y="0.316cm" chart:style-name="ch2">
          <text:p>Tempo de execução (unroll8)</text:p>
        </chart:title>
        <chart:plot-area chart:style-name="ch3" table:cell-range-address="otimizado.A28:otimizado.B39" chart:data-source-has-labels="column" svg:x="1.331cm" svg:y="1.301cm" svg:width="14.349cm" svg:height="6.538cm">
          <chartooo:coordinate-region svg:x="2.138cm" svg:y="1.5cm" svg:width="13.542cm" svg:height="5.692cm"/>
          <chart:axis chart:dimension="x" chart:name="primary-x" chart:style-name="ch4" chartooo:axis-type="auto">
            <chartooo:date-scale/>
            <chart:title svg:x="7.932cm" svg:y="8.019cm" chart:style-name="ch5">
              <text:p>Thread</text:p>
            </chart:title>
            <chart:categories table:cell-range-address="otimizado.A28:otimizado.A39"/>
          </chart:axis>
          <chart:axis chart:dimension="y" chart:name="primary-y" chart:style-name="ch6">
            <chart:title svg:x="0.451cm" svg:y="5.619cm" chart:style-name="ch7">
              <text:p>Tempo em ms</text:p>
            </chart:title>
            <chart:grid chart:style-name="ch8" chart:class="major"/>
          </chart:axis>
          <chart:series chart:style-name="ch9" chart:values-cell-range-address="otimizado.B28:otimizado.B39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otimizado.A28:otimizado.A39</svg:desc>
                </draw:g>
              </table:table-cell>
              <table:table-cell office:value-type="float" office:value="151.003">
                <text:p>151.003</text:p>
                <draw:g>
                  <svg:desc>otimizado.B28:otimizado.B3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60.62">
                <text:p>160.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9.347">
                <text:p>159.34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5.568">
                <text:p>135.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83.2705">
                <text:p>83.270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81.7811">
                <text:p>81.7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13.314">
                <text:p>113.31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10.598">
                <text:p>110.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63.4725">
                <text:p>63.472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